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415cm" fo:min-width="5.17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417cm" fo:min-width="5.17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417cm" fo:min-width="5.1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992cm" fo:min-width="5.17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992cm" fo:min-width="5.178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3.415cm" fo:min-width="1.107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416cm" fo:min-width="1.1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2cm"/>
    </style:style>
    <style:style style:name="gr14" style:family="graphic" style:parent-style-name="standard">
      <style:graphic-properties svg:stroke-color="#a3238e" draw:fill-color="#a3238e" draw:textarea-horizontal-align="justify" draw:textarea-vertical-align="middle" draw:auto-grow-height="false" fo:min-height="1.086cm" fo:min-width="0.832cm"/>
    </style:style>
    <style:style style:name="gr15" style:family="graphic" style:parent-style-name="objectwithoutfill">
      <style:graphic-properties svg:stroke-width="0.081cm" svg:stroke-color="#0066b3" draw:marker-start-width="0.321cm" draw:marker-end-width="0.321cm" draw:fill="none" draw:fill-color="#a3238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ed1c24" draw:marker-start-width="0.321cm" draw:marker-end-width="0.321cm" draw:fill="none" draw:fill-color="#a3238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66b3" draw:marker-start-width="0.321cm" draw:marker-end="Arrow" draw:marker-end-width="0.421cm" draw:fill="none" draw:fill-color="#a3238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withoutfill">
      <style:graphic-properties svg:stroke-width="0.081cm" svg:stroke-color="#ed1c24" draw:marker-start-width="0.321cm" draw:marker-end="Arrow" draw:marker-end-width="0.421cm" draw:fill="none" draw:fill-color="#a3238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a3238e" draw:marker-start-width="0.321cm" draw:marker-end="Arrow" draw:marker-end-width="0.421cm" draw:fill="none" draw:fill-color="#a3238e" draw:textarea-vertical-align="middle" fo:padding-top="0.165cm" fo:padding-bottom="0.165cm" fo:padding-left="0.29cm" fo:padding-right="0.29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4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-color="#a3238e"/>
      <style:paragraph-properties fo:text-align="center"/>
    </style:style>
    <style:style style:name="P7" style:family="paragraph">
      <loext:graphic-properties draw:fill="none" draw:fill-color="#a3238e"/>
      <style:paragraph-properties fo:text-align="center"/>
    </style:style>
    <style:style style:name="P8" style:family="paragraph">
      <style:text-properties fo:color="#0066b3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 draw:fill-color="#ffffff"/>
      <style:text-properties fo:color="#0066b3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a3238e"/>
      <style:paragraph-properties fo:text-align="center"/>
      <style:text-properties fo:color="#ed1c24"/>
    </style:style>
    <style:style style:name="P11" style:family="paragraph">
      <style:text-properties fo:color="#ed1c24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text-properties fo:color="#ed1c24"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a3238e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text-properties fo:color="#a3238e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678cm" svg:height="3.665cm" svg:x="2.939cm" svg:y="6.441cm"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678cm" svg:height="3.667cm" svg:x="2.939cm" svg:y="10.259cm"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678cm" svg:height="3.665cm" svg:x="2.939cm" svg:y="15.526cm"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677cm" svg:height="3.667cm" svg:x="8.767cm" svg:y="10.259cm"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677cm" svg:height="3.667cm" svg:x="16.424cm" svg:y="15.526cm"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834cm" svg:height="2.516cm" svg:x="4.303cm" svg:y="7.071cm">
            <draw:text-box>
              <text:p text:style-name="P2"><text:span text:style-name="T1">A</text:span></text:p>
            </draw:text-box>
          </draw:frame>
          <draw:frame draw:style-name="gr5" draw:text-style-name="P3" draw:layer="layout" svg:width="2.834cm" svg:height="2.515cm" svg:x="4.303cm" svg:y="10.897cm">
            <draw:text-box>
              <text:p text:style-name="P2"><text:span text:style-name="T1">T</text:span><text:span text:style-name="T2">1</text:span></text:p>
            </draw:text-box>
          </draw:frame>
          <draw:frame draw:style-name="gr6" draw:text-style-name="P3" draw:layer="layout" svg:width="3.514cm" svg:height="3.799cm" svg:x="9.976cm" svg:y="10.978cm">
            <draw:text-box>
              <text:p text:style-name="P2"><text:span text:style-name="T1">W</text:span><text:span text:style-name="T2">1</text:span></text:p>
            </draw:text-box>
          </draw:frame>
          <draw:custom-shape draw:style-name="gr7" draw:text-style-name="P4" draw:layer="layout" svg:width="0.186cm" svg:height="0.179cm" svg:x="5.581cm" svg:y="14.547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86cm" svg:height="0.18cm" svg:x="5.582cm" svg:y="14.827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86cm" svg:height="0.179cm" svg:x="5.581cm" svg:y="15.085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86cm" svg:height="0.18cm" svg:x="14.896cm" svg:y="14.577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86cm" svg:height="0.18cm" svg:x="15.256cm" svg:y="14.79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87cm" svg:height="0.179cm" svg:x="15.642cm" svg:y="15.014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2.834cm" svg:height="2.516cm" svg:x="4.303cm" svg:y="16.23cm">
            <draw:text-box>
              <text:p text:style-name="P2"><text:span text:style-name="T1">T</text:span><text:span text:style-name="T2">r</text:span></text:p>
            </draw:text-box>
          </draw:frame>
          <draw:frame draw:style-name="gr5" draw:text-style-name="P3" draw:layer="layout" svg:width="2.834cm" svg:height="2.515cm" svg:x="17.878cm" svg:y="16.302cm">
            <draw:text-box>
              <text:p text:style-name="P2"><text:span text:style-name="T1">W</text:span><text:span text:style-name="T2">r</text:span></text:p>
            </draw:text-box>
          </draw:frame>
          <draw:custom-shape draw:style-name="gr8" draw:text-style-name="P1" draw:layer="layout" svg:width="5.677cm" svg:height="1.242cm" svg:x="2.944cm" svg:y="4.092cm"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5.678cm" svg:height="1.242cm" svg:x="8.766cm" svg:y="4.092cm"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5.678cm" svg:height="1.242cm" svg:x="16.37cm" svg:y="4.092cm"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607cm" svg:height="3.665cm" svg:x="23.237cm" svg:y="6.441cm"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.607cm" svg:height="3.666cm" svg:x="23.237cm" svg:y="10.262cm"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.607cm" svg:height="3.666cm" svg:x="23.231cm" svg:y="15.502cm"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186cm" svg:height="0.18cm" svg:x="14.896cm" svg:y="4.665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86cm" svg:height="0.18cm" svg:x="15.256cm" svg:y="4.665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87cm" svg:height="0.179cm" svg:x="15.642cm" svg:y="4.665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5" draw:layer="layout" svg:width="2.834cm" svg:height="2.223cm" svg:x="4.304cm" svg:y="4.039cm">
            <draw:text-box>
              <text:p text:style-name="P2"><text:span text:style-name="T3">c</text:span></text:p>
            </draw:text-box>
          </draw:frame>
          <draw:frame draw:style-name="gr13" draw:text-style-name="P5" draw:layer="layout" svg:width="2.834cm" svg:height="2.222cm" svg:x="10.198cm" svg:y="3.985cm">
            <draw:text-box>
              <text:p text:style-name="P2"><text:span text:style-name="T3">q</text:span><text:span text:style-name="T4">1</text:span></text:p>
            </draw:text-box>
          </draw:frame>
          <draw:frame draw:style-name="gr13" draw:text-style-name="P5" draw:layer="layout" svg:width="2.834cm" svg:height="2.222cm" svg:x="17.852cm" svg:y="3.958cm">
            <draw:text-box>
              <text:p text:style-name="P2"><text:span text:style-name="T3">q</text:span><text:span text:style-name="T4">r</text:span></text:p>
            </draw:text-box>
          </draw:frame>
          <draw:frame draw:style-name="gr13" draw:text-style-name="P5" draw:layer="layout" svg:width="2.834cm" svg:height="2.222cm" svg:x="22.662cm" svg:y="7.772cm">
            <draw:text-box>
              <text:p text:style-name="P2"><text:span text:style-name="T3">b</text:span></text:p>
            </draw:text-box>
          </draw:frame>
          <draw:frame draw:style-name="gr13" draw:text-style-name="P5" draw:layer="layout" svg:width="2.834cm" svg:height="2.222cm" svg:x="22.663cm" svg:y="11.682cm">
            <draw:text-box>
              <text:p text:style-name="P2"><text:span text:style-name="T3">h</text:span><text:span text:style-name="T4">1</text:span></text:p>
            </draw:text-box>
          </draw:frame>
          <draw:frame draw:style-name="gr13" draw:text-style-name="P5" draw:layer="layout" svg:width="2.834cm" svg:height="2.222cm" svg:x="22.637cm" svg:y="16.807cm">
            <draw:text-box>
              <text:p text:style-name="P2"><text:span text:style-name="T3">h</text:span><text:span text:style-name="T4">r</text:span></text:p>
            </draw:text-box>
          </draw:frame>
          <draw:custom-shape draw:style-name="gr7" draw:text-style-name="P4" draw:layer="layout" svg:width="0.187cm" svg:height="0.18cm" svg:x="23.898cm" svg:y="14.547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86cm" svg:height="0.18cm" svg:x="23.899cm" svg:y="14.828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87cm" svg:height="0.179cm" svg:x="23.898cm" svg:y="15.086cm">
            <text:p text:style-name="P2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332cm" svg:height="1.336cm" svg:x="2.971cm" svg:y="6.47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7" draw:layer="layout" svg:x1="2.504cm" svg:y1="3.669cm" svg:x2="2.504cm" svg:y2="14.091cm">
            <text:p/>
          </draw:line>
          <draw:line draw:style-name="gr15" draw:text-style-name="P7" draw:layer="layout" svg:x1="2.504cm" svg:y1="14.091cm" svg:x2="25.364cm" svg:y2="14.091cm">
            <text:p/>
          </draw:line>
          <draw:line draw:style-name="gr15" draw:text-style-name="P7" draw:layer="layout" svg:x1="2.504cm" svg:y1="3.669cm" svg:x2="14.65cm" svg:y2="3.669cm">
            <text:p/>
          </draw:line>
          <draw:line draw:style-name="gr15" draw:text-style-name="P7" draw:layer="layout" svg:x1="14.65cm" svg:y1="3.669cm" svg:x2="14.65cm" svg:y2="5.955cm">
            <text:p/>
          </draw:line>
          <draw:line draw:style-name="gr15" draw:text-style-name="P7" draw:layer="layout" svg:x1="14.65cm" svg:y1="5.955cm" svg:x2="25.364cm" svg:y2="5.955cm">
            <text:p/>
          </draw:line>
          <draw:line draw:style-name="gr15" draw:text-style-name="P7" draw:layer="layout" svg:x1="25.364cm" svg:y1="5.955cm" svg:x2="25.364cm" svg:y2="14.091cm">
            <text:p/>
          </draw:line>
          <draw:line draw:style-name="gr16" draw:text-style-name="P7" draw:layer="layout" svg:x1="2.504cm" svg:y1="14.345cm" svg:x2="2.504cm" svg:y2="19.763cm">
            <text:p/>
          </draw:line>
          <draw:line draw:style-name="gr16" draw:text-style-name="P7" draw:layer="layout" svg:x1="2.504cm" svg:y1="19.763cm" svg:x2="25.364cm" svg:y2="19.763cm">
            <text:p/>
          </draw:line>
          <draw:line draw:style-name="gr16" draw:text-style-name="P7" draw:layer="layout" svg:x1="2.504cm" svg:y1="14.345cm" svg:x2="14.778cm" svg:y2="14.345cm">
            <text:p/>
          </draw:line>
          <draw:line draw:style-name="gr16" draw:text-style-name="P7" draw:layer="layout" svg:x1="14.778cm" svg:y1="3.669cm" svg:x2="14.778cm" svg:y2="14.345cm">
            <text:p/>
          </draw:line>
          <draw:line draw:style-name="gr16" draw:text-style-name="P7" draw:layer="layout" svg:x1="22.57cm" svg:y1="3.669cm" svg:x2="22.57cm" svg:y2="14.345cm">
            <text:p/>
          </draw:line>
          <draw:line draw:style-name="gr16" draw:text-style-name="P7" draw:layer="layout" svg:x1="14.778cm" svg:y1="3.669cm" svg:x2="22.57cm" svg:y2="3.669cm">
            <text:p/>
          </draw:line>
          <draw:line draw:style-name="gr16" draw:text-style-name="P7" draw:layer="layout" svg:x1="22.57cm" svg:y1="14.345cm" svg:x2="25.364cm" svg:y2="14.345cm">
            <text:p/>
          </draw:line>
          <draw:line draw:style-name="gr16" draw:text-style-name="P7" draw:layer="layout" svg:x1="25.364cm" svg:y1="14.345cm" svg:x2="25.364cm" svg:y2="19.763cm">
            <text:p/>
          </draw:line>
          <draw:line draw:style-name="gr17" draw:text-style-name="P7" draw:layer="layout" svg:x1="8.346cm" svg:y1="2.399cm" svg:x2="8.346cm" svg:y2="3.669cm">
            <text:p/>
          </draw:line>
          <draw:frame draw:style-name="gr18" draw:text-style-name="P9" draw:layer="layout" svg:width="2.54cm" svg:height="1.352cm" svg:x="7.184cm" svg:y="1.237cm">
            <draw:text-box>
              <text:p text:style-name="P8"><text:span text:style-name="T5">.cor</text:span></text:p>
            </draw:text-box>
          </draw:frame>
          <draw:line draw:style-name="gr19" draw:text-style-name="P10" draw:layer="layout" svg:x1="19.16cm" svg:y1="2.399cm" svg:x2="19.16cm" svg:y2="3.669cm">
            <text:p/>
          </draw:line>
          <draw:frame draw:style-name="gr18" draw:text-style-name="P12" draw:layer="layout" svg:width="2.54cm" svg:height="1.352cm" svg:x="17.998cm" svg:y="1.237cm">
            <draw:text-box>
              <text:p text:style-name="P11"><text:span text:style-name="T6">.sto</text:span></text:p>
            </draw:text-box>
          </draw:frame>
          <draw:line draw:style-name="gr20" draw:text-style-name="P7" draw:layer="layout" svg:x1="9.507cm" svg:y1="7.415cm" svg:x2="9.507cm" svg:y2="10.327cm">
            <text:p/>
          </draw:line>
          <draw:line draw:style-name="gr20" draw:text-style-name="P7" draw:layer="layout" svg:x1="8.846cm" svg:y1="6.87cm" svg:x2="4.306cm" svg:y2="6.87cm">
            <text:p/>
          </draw:line>
          <draw:frame draw:style-name="gr18" draw:text-style-name="P14" draw:layer="layout" svg:width="2.54cm" svg:height="1.352cm" svg:x="8.692cm" svg:y="6.063cm">
            <draw:text-box>
              <text:p text:style-name="P13"><text:span text:style-name="T6">.t</text:span><text:span text:style-name="T6">i</text:span><text:span text:style-name="T6">m</text:span></text:p>
            </draw:text-box>
          </draw:frame>
          <draw:frame draw:style-name="gr18" draw:text-style-name="P9" draw:layer="layout" svg:width="2.54cm" svg:height="1.352cm" svg:x="7.184cm" svg:y="1.237cm">
            <draw:text-box>
              <text:p text:style-name="P8"><text:span text:style-name="T5">.</text:span><text:span text:style-name="T5">c</text:span><text:span text:style-name="T5">o</text:span><text:span text:style-name="T5">r</text:span></text:p>
            </draw:text-box>
          </draw:frame>
          <draw:custom-shape draw:style-name="gr14" draw:text-style-name="P6" draw:layer="layout" svg:width="1.332cm" svg:height="1.336cm" svg:x="8.792cm" svg:y="10.25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6:00:55.754833346</meta:creation-date>
    <dc:date>2018-10-12T10:40:17.497078118</dc:date>
    <meta:editing-duration>PT1H23M</meta:editing-duration>
    <meta:editing-cycles>9</meta:editing-cycles>
    <meta:generator>LibreOffice/6.0.6.2$Linux_X86_64 LibreOffice_project/00m0$Build-2</meta:generator>
    <meta:document-statistic meta:object-count="82"/>
  </office:meta>
</office:document-meta>
</file>